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arial" svg:font-family="arial, sans-serif"/>
    <style:font-face style:name="open sans" svg:font-family="'open sans', 'helvetica neue', Helvetica, Arial, sans-serif"/>
    <style:font-face style:name="q serif" svg:font-family="'q serif', Georgia, Times, 'Times New Roman', 'Hiragino Kaku Gothic Pro', Meiryo,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966in" table:align="left" fo:background-color="#ffffff">
        <style:background-image/>
      </style:table-properties>
    </style:style>
    <style:style style:name="Table1.A" style:family="table-column">
      <style:table-column-properties style:column-width="0.4896in"/>
    </style:style>
    <style:style style:name="Table1.B" style:family="table-column">
      <style:table-column-properties style:column-width="2.4764in"/>
    </style:style>
    <style:style style:name="Table1.A1" style:family="table-cell">
      <style:table-cell-properties style:vertical-align="middle" fo:padding-left="0in" fo:padding-right="0in" fo:padding-top="0.0194in" fo:padding-bottom="0in" fo:border-left="none" fo:border-right="none" fo:border-top="0.05pt solid #dee2e6" fo:border-bottom="none"/>
    </style:style>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officeooo:rsid="00063659" officeooo:paragraph-rsid="00063659"/>
    </style:style>
    <style:style style:name="P3" style:family="paragraph" style:parent-style-name="Standard">
      <style:paragraph-properties fo:margin-left="0in" fo:margin-right="0in" fo:text-align="start" style:justify-single-word="false" fo:orphans="2" fo:widows="2" fo:text-indent="0in" style:auto-text-indent="false"/>
      <style:text-properties officeooo:rsid="00066580" officeooo:paragraph-rsid="00066580"/>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officeooo:paragraph-rsid="0048a630"/>
    </style:style>
    <style:style style:name="P6" style:family="paragraph" style:parent-style-name="Text_20_body">
      <style:text-properties officeooo:rsid="0007df0a" officeooo:paragraph-rsid="0007df0a"/>
    </style:style>
    <style:style style:name="P7" style:family="paragraph" style:parent-style-name="Text_20_body">
      <style:text-properties fo:font-variant="normal" fo:text-transform="none" fo:color="#000000" style:font-name="Open Sans" fo:font-size="10pt" fo:letter-spacing="normal" fo:font-style="normal" fo:font-weight="normal" officeooo:rsid="0013eb4a" officeooo:paragraph-rsid="0013eb4a" style:font-size-asian="10pt" style:font-weight-asian="normal" style:font-size-complex="10pt" style:font-weight-complex="normal"/>
    </style:style>
    <style:style style:name="P8" style:family="paragraph" style:parent-style-name="Text_20_body">
      <style:text-properties fo:font-variant="normal" fo:text-transform="none" fo:color="#000000" style:font-name="Open Sans" fo:font-size="10pt" fo:letter-spacing="normal" fo:font-style="normal" fo:font-weight="normal" officeooo:rsid="00426bfd" officeooo:paragraph-rsid="00426bfd" style:font-size-asian="10pt" style:font-weight-asian="normal" style:font-size-complex="10pt" style:font-weight-complex="normal"/>
    </style:style>
    <style:style style:name="P9" style:family="paragraph" style:parent-style-name="Text_20_body">
      <style:text-properties officeooo:paragraph-rsid="0007df0a"/>
    </style:style>
    <style:style style:name="P10" style:family="paragraph" style:parent-style-name="Text_20_body">
      <style:text-properties officeooo:rsid="000cbd01" officeooo:paragraph-rsid="000cbd01"/>
    </style:style>
    <style:style style:name="P11" style:family="paragraph" style:parent-style-name="Text_20_body">
      <style:text-properties fo:font-size="10pt" fo:font-weight="normal" officeooo:rsid="000cbd01" officeooo:paragraph-rsid="000cbd01" style:font-size-asian="10pt" style:font-weight-asian="normal" style:font-size-complex="10pt" style:font-weight-complex="normal"/>
    </style:style>
    <style:style style:name="P12" style:family="paragraph" style:parent-style-name="Text_20_body">
      <style:text-properties fo:color="#000000" officeooo:paragraph-rsid="00426bfd"/>
    </style:style>
    <style:style style:name="P13" style:family="paragraph" style:parent-style-name="Text_20_body">
      <style:text-properties officeooo:rsid="0010bbc4" officeooo:paragraph-rsid="0010bbc4"/>
    </style:style>
    <style:style style:name="P14" style:family="paragraph" style:parent-style-name="Text_20_body">
      <style:text-properties officeooo:rsid="0013eb4a" officeooo:paragraph-rsid="0013eb4a"/>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font-name="arial" fo:font-size="10.5pt" fo:letter-spacing="normal" fo:font-style="normal" fo:font-weight="normal"/>
    </style:style>
    <style:style style:name="P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22222" style:text-line-through-style="none" style:text-line-through-type="none" style:font-name="sans-serif" fo:font-size="10.5pt" fo:letter-spacing="normal" fo:font-style="normal" style:text-underline-style="none" fo:font-weight="normal" officeooo:rsid="00066580" officeooo:paragraph-rsid="00066580" style:text-blinking="false" fo:background-color="#ffffff"/>
    </style:style>
    <style:style style:name="P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a0dab" style:text-line-through-style="none" style:text-line-through-type="none" style:font-name="arial" fo:font-size="10.5pt" fo:letter-spacing="normal" fo:font-style="normal" style:text-underline-style="none" fo:font-weight="normal" style:text-blinking="false"/>
    </style:style>
    <style:style style:name="P18" style:family="paragraph" style:parent-style-name="Text_20_body">
      <style:text-properties fo:font-size="10pt" fo:font-weight="normal" officeooo:rsid="000cbd01" officeooo:paragraph-rsid="000cbd01" style:font-size-asian="10pt" style:font-weight-asian="normal" style:font-size-complex="10pt" style:font-weight-complex="normal"/>
    </style:style>
    <style:style style:name="P19" style:family="paragraph" style:parent-style-name="Text_20_body">
      <style:text-properties fo:font-weight="bold" officeooo:rsid="0007df0a" officeooo:paragraph-rsid="0007df0a" style:font-weight-asian="bold" style:font-weight-complex="bold"/>
    </style:style>
    <style:style style:name="P20" style:family="paragraph" style:parent-style-name="Text_20_body" style:list-style-name="L2">
      <style:text-properties fo:font-weight="bold" officeooo:rsid="0010bbc4" officeooo:paragraph-rsid="0010bbc4" fo:background-color="#33ff99" style:font-weight-asian="bold" style:font-weight-complex="bold"/>
    </style:style>
    <style:style style:name="P21" style:family="paragraph" style:parent-style-name="Text_20_body">
      <style:text-properties fo:font-variant="normal" fo:text-transform="none" fo:color="#000000" style:font-name="q serif" fo:font-size="10pt" fo:letter-spacing="normal" fo:font-style="normal" fo:font-weight="bold" officeooo:paragraph-rsid="0007df0a" style:font-size-asian="10pt" style:font-weight-asian="bold" style:font-size-complex="10pt" style:font-weight-complex="bold"/>
    </style:style>
    <style:style style:name="P22" style:family="paragraph" style:parent-style-name="Text_20_body">
      <style:text-properties fo:font-variant="normal" fo:text-transform="none" fo:color="#000000" style:font-name="open sans" fo:font-size="10.5pt" fo:letter-spacing="normal" fo:font-style="normal" fo:font-weight="bold" officeooo:paragraph-rsid="0010bbc4" style:font-weight-asian="bold" style:font-weight-complex="bold"/>
    </style:style>
    <style:style style:name="P23" style:family="paragraph" style:parent-style-name="Text_20_body">
      <style:text-properties fo:font-variant="normal" fo:text-transform="none" fo:color="#000000" style:font-name="Open Sans" fo:font-size="10pt" fo:letter-spacing="normal" fo:font-style="normal" fo:font-weight="normal" officeooo:rsid="00426bfd" officeooo:paragraph-rsid="00426bfd" style:font-size-asian="10pt" style:font-weight-asian="normal" style:font-size-complex="10pt" style:font-weight-complex="normal"/>
    </style:style>
    <style:style style:name="P24" style:family="paragraph" style:parent-style-name="Text_20_body">
      <style:text-properties fo:font-variant="normal" fo:text-transform="none" fo:color="#000000" style:font-name="Open Sans" fo:font-size="10pt" fo:letter-spacing="normal" fo:font-style="normal" fo:font-weight="normal" officeooo:rsid="005cbd74" officeooo:paragraph-rsid="005cbd74" style:font-size-asian="10pt" style:font-weight-asian="normal" style:font-size-complex="10pt" style:font-weight-complex="normal"/>
    </style:style>
    <style:style style:name="P25" style:family="paragraph" style:parent-style-name="Text_20_body">
      <style:text-properties fo:font-variant="normal" fo:text-transform="none" fo:color="#000000" style:font-name="Open Sans" fo:font-size="10pt" fo:letter-spacing="normal" fo:font-style="normal" fo:font-weight="normal" officeooo:rsid="0066fce7" officeooo:paragraph-rsid="0066fce7" style:font-size-asian="10pt" style:font-weight-asian="normal" style:font-size-complex="10pt" style:font-weight-complex="normal"/>
    </style:style>
    <style:style style:name="P26" style:family="paragraph" style:parent-style-name="Text_20_body">
      <style:text-properties fo:font-variant="normal" fo:text-transform="none" fo:color="#000000" style:font-name="Open Sans" fo:font-size="10pt" fo:letter-spacing="normal" fo:font-style="normal" fo:font-weight="normal" officeooo:rsid="006714d5" officeooo:paragraph-rsid="006714d5" fo:background-color="transparent" style:font-size-asian="10pt" style:font-weight-asian="normal" style:font-size-complex="10pt" style:font-weight-complex="normal"/>
    </style:style>
    <style:style style:name="P27" style:family="paragraph" style:parent-style-name="Text_20_body">
      <style:text-properties fo:font-variant="normal" fo:text-transform="none" fo:color="#000000" style:font-name="Open Sans" fo:font-size="10pt" fo:letter-spacing="normal" fo:font-style="normal" fo:font-weight="normal" officeooo:rsid="00688d42" officeooo:paragraph-rsid="00688d42" fo:background-color="transparent" style:font-size-asian="10pt" style:font-weight-asian="normal" style:font-size-complex="10pt" style:font-weight-complex="normal"/>
    </style:style>
    <style:style style:name="P28" style:family="paragraph" style:parent-style-name="Text_20_body">
      <style:text-properties fo:font-variant="normal" fo:text-transform="none" fo:color="#000000" style:font-name="Open Sans" fo:font-size="10pt" fo:letter-spacing="normal" fo:font-style="normal" fo:font-weight="normal" officeooo:rsid="006a606b" officeooo:paragraph-rsid="006a606b" fo:background-color="transparent" style:font-size-asian="10pt" style:font-weight-asian="normal" style:font-size-complex="10pt" style:font-weight-complex="normal"/>
    </style:style>
    <style:style style:name="P29" style:family="paragraph" style:parent-style-name="Text_20_body">
      <style:text-properties fo:font-variant="normal" fo:text-transform="none" fo:color="#000000" style:font-name="Open Sans" fo:font-size="10pt" fo:letter-spacing="normal" fo:font-style="normal" fo:font-weight="normal" officeooo:rsid="006c80ca" officeooo:paragraph-rsid="006c80ca" fo:background-color="transparent" style:font-size-asian="10pt" style:font-weight-asian="normal" style:font-size-complex="10pt" style:font-weight-complex="normal"/>
    </style:style>
    <style:style style:name="P30" style:family="paragraph" style:parent-style-name="Text_20_body">
      <style:text-properties fo:font-variant="normal" fo:text-transform="none" fo:color="#000000" style:font-name="Open Sans" fo:font-size="10pt" fo:letter-spacing="normal" fo:font-style="normal" fo:font-weight="bold" officeooo:rsid="005cbd74" officeooo:paragraph-rsid="005cbd74" fo:background-color="#ffff00" style:font-size-asian="10pt" style:font-weight-asian="bold" style:font-size-complex="10pt" style:font-weight-complex="bold"/>
    </style:style>
    <style:style style:name="P31" style:family="paragraph" style:parent-style-name="Text_20_body">
      <style:text-properties fo:font-variant="normal" fo:text-transform="none" fo:color="#2b6dad" style:text-line-through-style="none" style:text-line-through-type="none" style:font-name="q serif" fo:font-size="10pt" fo:letter-spacing="normal" fo:font-style="normal" style:text-underline-style="none" fo:font-weight="bold" officeooo:rsid="0007df0a" officeooo:paragraph-rsid="0007df0a" style:text-blinking="false" fo:background-color="transparent" style:font-size-asian="10pt" style:font-weight-asian="bold" style:font-size-complex="10pt" style:font-weight-complex="bold" loext:padding="0in" loext:border="none"/>
    </style:style>
    <style:style style:name="P32" style:family="paragraph" style:parent-style-name="Text_20_body">
      <style:text-properties fo:font-variant="normal" fo:text-transform="none" fo:color="#2b6dad" style:text-line-through-style="none" style:text-line-through-type="none" style:font-name="q serif" fo:font-size="12pt" fo:letter-spacing="normal" fo:font-style="normal" style:text-underline-style="none" fo:font-weight="normal" officeooo:rsid="00426bfd" officeooo:paragraph-rsid="00426bfd" style:text-blinking="false" fo:background-color="transparent" style:font-size-asian="10pt" style:font-weight-asian="normal" style:font-size-complex="10pt" style:font-weight-complex="normal" loext:padding="0in" loext:border="none"/>
    </style:style>
    <style:style style:name="P33" style:family="paragraph" style:parent-style-name="Text_20_body">
      <style:text-properties officeooo:rsid="007a8fdd" officeooo:paragraph-rsid="007a8fdd"/>
    </style:style>
    <style:style style:name="P34" style:family="paragraph" style:parent-style-name="Text_20_body" style:list-style-name="L2">
      <style:text-properties officeooo:paragraph-rsid="00426bfd"/>
    </style:style>
    <style:style style:name="P35" style:family="paragraph" style:parent-style-name="Text_20_body" style:list-style-name="L2">
      <style:text-properties officeooo:paragraph-rsid="0010bbc4"/>
    </style:style>
    <style:style style:name="P36" style:family="paragraph" style:parent-style-name="Text_20_body" style:list-style-name="L2">
      <style:text-properties officeooo:paragraph-rsid="0085936b"/>
    </style:style>
    <style:style style:name="P37" style:family="paragraph" style:parent-style-name="Text_20_body" style:list-style-name="L3">
      <style:text-properties officeooo:paragraph-rsid="00883b28"/>
    </style:style>
    <style:style style:name="P38" style:family="paragraph" style:parent-style-name="Text_20_body" style:list-style-name="L3">
      <style:text-properties officeooo:paragraph-rsid="00897c14"/>
    </style:style>
    <style:style style:name="P39" style:family="paragraph" style:parent-style-name="Text_20_body" style:list-style-name="L3">
      <style:text-properties officeooo:paragraph-rsid="0089d9a6"/>
    </style:style>
    <style:style style:name="P40" style:family="paragraph" style:parent-style-name="Text_20_body" style:list-style-name="L1">
      <style:paragraph-properties fo:margin-top="0in" fo:margin-bottom="0in" loext:contextual-spacing="false" style:line-height-at-least="0.25in" fo:orphans="2" fo:widows="2" fo:padding="0in" fo:border="none"/>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q serif" fo:font-size="12pt" fo:letter-spacing="normal" fo:font-style="normal" fo:font-weight="normal" officeooo:rsid="0048a630" officeooo:paragraph-rsid="0048a630"/>
    </style:style>
    <style:style style:name="P42"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535151" style:font-name="Open Sans" fo:font-size="12pt" fo:letter-spacing="normal" fo:font-style="normal" fo:font-weight="normal"/>
    </style:style>
    <style:style style:name="P43" style:family="paragraph" style:parent-style-name="Heading_20_3">
      <style:text-properties officeooo:rsid="000cbd01" officeooo:paragraph-rsid="000cbd01"/>
    </style:style>
    <style:style style:name="P44" style:family="paragraph" style:parent-style-name="Heading_20_3">
      <style:text-properties fo:font-weight="bold" style:font-weight-asian="bold" style:font-weight-complex="bold"/>
    </style:style>
    <style:style style:name="P45" style:family="paragraph" style:parent-style-name="Table_20_Heading">
      <style:text-properties fo:color="#6c757d" fo:font-size="9pt" fo:font-weight="bold"/>
    </style:style>
    <style:style style:name="T1" style:family="text">
      <style:text-properties fo:font-variant="normal" fo:text-transform="none" fo:color="#222222" style:font-name="arial" fo:font-size="10.5pt" fo:letter-spacing="normal" fo:font-style="normal" fo:font-weight="normal"/>
    </style:style>
    <style:style style:name="T2"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3" style:family="text">
      <style:text-properties fo:font-variant="normal" fo:text-transform="none" style:text-line-through-style="none" style:text-line-through-type="none" style:font-name="q serif" fo:font-size="12pt" fo:letter-spacing="normal" fo:font-style="normal" style:text-underline-style="none" fo:font-weight="normal" officeooo:rsid="00426bfd" style:text-blinking="false" fo:background-color="transparent" loext:char-shading-value="0" style:font-size-asian="10pt" style:font-weight-asian="normal" style:font-size-complex="10pt" style:font-weight-complex="normal" loext:padding="0in" loext:border="none"/>
    </style:style>
    <style:style style:name="T4" style:family="text">
      <style:text-properties fo:font-variant="normal" fo:text-transform="none" style:text-line-through-style="none" style:text-line-through-type="none" style:font-name="q serif" fo:font-size="14pt" fo:letter-spacing="normal" fo:font-style="italic" style:text-underline-style="none" fo:font-weight="bold" officeooo:rsid="00426bfd" style:text-blinking="false" fo:background-color="transparent" loext:char-shading-value="0" style:font-size-asian="14pt" style:font-style-asian="italic" style:font-weight-asian="bold" style:font-size-complex="14pt" style:font-style-complex="italic" style:font-weight-complex="bold" loext:padding="0in" loext:border="none"/>
    </style:style>
    <style:style style:name="T5" style:family="text">
      <style:text-properties fo:font-variant="normal" fo:text-transform="none" fo:color="#1a0dab" style:text-line-through-style="none" style:text-line-through-type="none" style:font-name="arial"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333333" style:font-name="q serif" fo:font-size="12pt" fo:letter-spacing="normal" fo:font-style="normal" fo:font-weight="normal"/>
    </style:style>
    <style:style style:name="T8" style:family="text">
      <style:text-properties fo:font-variant="normal" fo:text-transform="none" fo:color="#333333" style:font-name="q serif" fo:font-size="12pt" fo:letter-spacing="normal" fo:font-style="normal" fo:font-weight="normal" officeooo:rsid="0048a630"/>
    </style:style>
    <style:style style:name="T9" style:family="text">
      <style:text-properties fo:font-variant="normal" fo:text-transform="none" fo:color="#333333" style:font-name="q serif" fo:font-size="10pt" fo:letter-spacing="normal" fo:font-style="normal" fo:font-weight="normal" style:font-size-asian="10pt" style:font-weight-asian="bold" style:font-size-complex="10pt" style:font-weight-complex="bold"/>
    </style:style>
    <style:style style:name="T10"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in" loext:border="none"/>
    </style:style>
    <style:style style:name="T11" style:family="text">
      <style:text-properties fo:font-variant="normal" fo:text-transform="none" fo:color="#2b6dad" style:text-line-through-style="none" style:text-line-through-type="none" style:font-name="q serif" fo:font-size="10pt" fo:letter-spacing="normal" fo:font-style="normal" style:text-underline-style="none" fo:font-weight="normal" style:text-blinking="false" fo:background-color="transparent" loext:char-shading-value="0" style:font-size-asian="10pt" style:font-weight-asian="bold" style:font-size-complex="10pt" style:font-weight-complex="bold" loext:padding="0in" loext:border="none"/>
    </style:style>
    <style:style style:name="T12" style:family="text">
      <style:text-properties fo:font-variant="normal" fo:text-transform="none" fo:color="#000000" style:font-name="Open Sans" fo:font-size="10.5pt" fo:letter-spacing="normal" fo:font-style="normal" fo:font-weight="normal"/>
    </style:style>
    <style:style style:name="T13" style:family="text">
      <style:text-properties fo:font-variant="normal" fo:text-transform="none" fo:color="#000000" style:font-name="Open Sans" fo:font-size="10pt" fo:letter-spacing="normal" fo:font-style="normal" fo:font-weight="normal" style:font-size-asian="10pt" style:font-weight-asian="normal" style:font-size-complex="10pt" style:font-weight-complex="normal"/>
    </style:style>
    <style:style style:name="T14" style:family="text">
      <style:text-properties fo:font-variant="normal" fo:text-transform="none" fo:color="#000000" style:text-line-through-style="none" style:text-line-through-type="none" style:font-name="Open Sans" fo:font-size="10.5pt" fo:letter-spacing="normal" fo:font-style="normal" style:text-underline-style="none" fo:font-weight="normal" style:text-blinking="false" fo:background-color="transparent" loext:char-shading-value="0" loext:padding="0in" loext:border="none"/>
    </style:style>
    <style:style style:name="T15" style:family="text">
      <style:text-properties fo:font-variant="normal" fo:text-transform="none" fo:color="#000000" style:text-line-through-style="none" style:text-line-through-type="none" style:font-name="Open Sans" fo:font-size="10pt" fo:letter-spacing="normal" fo:font-style="normal" style:text-underline-style="none" fo:font-weight="normal" style:text-blinking="false" fo:background-color="#ffffff" loext:char-shading-value="0" style:font-size-asian="10pt" style:font-weight-asian="normal" style:font-size-complex="10pt" style:font-weight-complex="normal" loext:padding="0in" loext:border="none"/>
    </style:style>
    <style:style style:name="T16" style:family="text">
      <style:text-properties fo:font-variant="normal" fo:text-transform="none" fo:color="#000000" style:font-name="q serif" fo:font-size="10pt" fo:letter-spacing="normal" fo:font-style="normal" fo:font-weight="normal" style:font-size-asian="10pt" style:font-weight-asian="bold" style:font-size-complex="10pt" style:font-weight-complex="bold"/>
    </style:style>
    <style:style style:name="T17" style:family="text">
      <style:text-properties fo:font-variant="normal" fo:text-transform="none" fo:color="#0066ff" style:text-line-through-style="none" style:text-line-through-type="none" style:font-name="Open Sans" fo:font-size="10pt" fo:letter-spacing="normal" fo:font-style="normal" style:text-underline-style="none" fo:font-weight="normal" style:text-blinking="false" fo:background-color="#ffffff" loext:char-shading-value="0" style:font-size-asian="10pt" style:font-weight-asian="normal" style:font-size-complex="10pt" style:font-weight-complex="normal" loext:padding="0in" loext:border="none"/>
    </style:style>
    <style:style style:name="T18" style:family="text">
      <style:text-properties fo:font-weight="bold" style:font-weight-asian="bold" style:font-weight-complex="bold"/>
    </style:style>
    <style:style style:name="T19" style:family="text">
      <style:text-properties fo:font-weight="bold" officeooo:rsid="00686e4a" style:font-weight-asian="bold" style:font-weight-complex="bold"/>
    </style:style>
    <style:style style:name="T20" style:family="text">
      <style:text-properties fo:font-weight="bold" officeooo:rsid="0010bbc4" style:font-weight-asian="bold" style:font-weight-complex="bold"/>
    </style:style>
    <style:style style:name="T21" style:family="text">
      <style:text-properties fo:font-weight="bold" officeooo:rsid="008f2a27" style:font-weight-asian="bold" style:font-weight-complex="bold"/>
    </style:style>
    <style:style style:name="T22" style:family="text">
      <style:text-properties fo:font-weight="bold" fo:background-color="#ffff00" loext:char-shading-value="0" style:font-weight-asian="bold" style:font-weight-complex="bold"/>
    </style:style>
    <style:style style:name="T23" style:family="text">
      <style:text-properties officeooo:rsid="0009ebff"/>
    </style:style>
    <style:style style:name="T24" style:family="text">
      <style:text-properties fo:color="#333333" style:text-line-through-style="none" style:text-line-through-type="none" style:font-name="q serif" fo:font-size="12pt" style:text-underline-style="none" style:text-blinking="false" fo:background-color="transparent" loext:char-shading-value="0" loext:padding="0in" loext:border="none"/>
    </style:style>
    <style:style style:name="T25" style:family="text">
      <style:text-properties fo:color="#333333" style:font-name="q serif" fo:font-size="12pt"/>
    </style:style>
    <style:style style:name="T26" style:family="text">
      <style:text-properties fo:color="#2b6dad" style:text-line-through-style="none" style:text-line-through-type="none" style:font-name="q serif" fo:font-size="12pt" style:text-underline-style="none" style:text-blinking="false" fo:background-color="transparent" loext:char-shading-value="0" loext:padding="0in" loext:border="none"/>
    </style:style>
    <style:style style:name="T27" style:family="text">
      <style:text-properties fo:color="#2b6dad" style:text-line-through-style="none" style:text-line-through-type="none" style:font-name="q serif" fo:font-size="12pt" style:text-underline-style="solid" style:text-underline-width="auto" style:text-underline-color="font-color" style:text-blinking="false" fo:background-color="transparent" loext:char-shading-value="0" loext:padding="0in" loext:border="none"/>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officeooo:rsid="00479b53"/>
    </style:style>
    <style:style style:name="T30" style:family="text">
      <style:text-properties fo:font-weight="normal" style:font-weight-asian="normal" style:font-weight-complex="normal"/>
    </style:style>
    <style:style style:name="T31" style:family="text">
      <style:text-properties fo:font-weight="normal" officeooo:rsid="0010bbc4" style:font-weight-asian="normal" style:font-weight-complex="normal"/>
    </style:style>
    <style:style style:name="T32" style:family="text">
      <style:text-properties fo:font-weight="normal" officeooo:rsid="0085936b" style:font-weight-asian="normal" style:font-weight-complex="normal"/>
    </style:style>
    <style:style style:name="T33" style:family="text">
      <style:text-properties fo:font-weight="normal" officeooo:rsid="00883b28" style:font-weight-asian="normal" style:font-weight-complex="normal"/>
    </style:style>
    <style:style style:name="T34" style:family="text">
      <style:text-properties fo:font-weight="normal" officeooo:rsid="00897c14" style:font-weight-asian="normal" style:font-weight-complex="normal"/>
    </style:style>
    <style:style style:name="T35" style:family="text">
      <style:text-properties fo:font-weight="normal" fo:background-color="#33ff99" loext:char-shading-value="0" style:font-weight-asian="normal" style:font-weight-complex="normal"/>
    </style:style>
    <style:style style:name="T36" style:family="text">
      <style:text-properties fo:font-weight="normal" fo:background-color="#33ff99" loext:char-shading-value="0" style:font-weight-asian="normal" style:font-weight-complex="normal"/>
    </style:style>
    <style:style style:name="T37" style:family="text">
      <style:text-properties fo:color="#535151" fo:font-size="12pt" fo:font-weight="bold"/>
    </style:style>
    <style:style style:name="T38" style:family="text">
      <style:text-properties fo:color="#535151" fo:font-size="12pt" fo:font-weight="bold" style:font-weight-asian="bold" style:font-weight-complex="bold"/>
    </style:style>
    <style:style style:name="T39" style:family="text">
      <style:text-properties fo:color="#535151" fo:font-size="12pt" fo:font-weight="normal" style:font-weight-asian="bold" style:font-weight-complex="bold"/>
    </style:style>
    <style:style style:name="T40" style:family="text">
      <style:text-properties fo:color="#ba5b05" style:text-underline-style="solid" style:text-underline-width="auto" style:text-underline-color="font-color" style:font-weight-asian="bold" style:font-weight-complex="bold"/>
    </style:style>
    <style:style style:name="T41" style:family="text">
      <style:text-properties officeooo:rsid="0080d532"/>
    </style:style>
    <style:style style:name="T42" style:family="text">
      <style:text-properties officeooo:rsid="0089d9a6"/>
    </style:style>
    <style:style style:name="T43" style:family="text">
      <style:text-properties fo:background-color="#ffff99" loext:char-shading-value="0"/>
    </style:style>
    <style:style style:name="T44" style:family="text">
      <style:text-properties fo:background-color="#ffff99"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irstHeading"/>Moodle</text:h>
      <text:p text:style-name="P15"/>
      <text:p text:style-name="P1"><text:span text:style-name="T1">Moodle is a free and open-source learning management system written in PHP and distributed under the GNU General Public License. </text:span><text:a xlink:type="simple" xlink:href="https://en.wikipedia.org/wiki/Moodle" text:style-name="Internet_20_link" text:visited-style-name="Visited_20_Internet_20_Link"><text:span text:style-name="T5">Wikipedia</text:span></text:a></text:p>
      <text:p text:style-name="P17"/>
      <text:p text:style-name="P2"><text:a xlink:type="simple" xlink:href="https://docs.moodle.org/36/en/About_Moodle" text:style-name="Internet_20_link" text:visited-style-name="Visited_20_Internet_20_Link"><text:span text:style-name="T5">https://docs.moodle.org/36/en/About_Moodle</text:span></text:a></text:p>
      <text:h text:style-name="P43" text:outline-level="3"><text:a xlink:type="simple" xlink:href="https://docs.moodle.org/36/en/About_Moodle_FAQ#What_is_Moodle.3F" text:style-name="Internet_20_link" text:visited-style-name="Visited_20_Internet_20_Link"><text:span text:style-name="T28">https://docs.moodle.org/36/en/About_Moodle_FAQ#What_is_Moodle.3F</text:span></text:a></text:h>
      <text:p text:style-name="P10"><text:span text:style-name="T13">Moodle is built by the Moodle project which is led and coordinated by </text:span><text:a xlink:type="simple" xlink:href="http://moodle.com/hq" text:style-name="Internet_20_link" text:visited-style-name="Visited_20_Internet_20_Link"><text:span text:style-name="T17">Moodle HQ</text:span></text:a><text:span text:style-name="T13">, which is financially supported by a network of over </text:span><text:a xlink:type="simple" xlink:href="http://moodle.com/partners" text:style-name="Internet_20_link" text:visited-style-name="Visited_20_Internet_20_Link">80 Moodle Partner service companies</text:a><text:span text:style-name="T15"> </text:span><text:span text:style-name="T13">worldwide.</text:span></text:p>
      <text:p text:style-name="P11"/>
      <text:p text:style-name="P10"><text:span text:style-name="T12">You are welcome to use </text:span><text:a xlink:type="simple" xlink:href="https://moodle.com/cloud/free/" text:style-name="Internet_20_link" text:visited-style-name="Visited_20_Internet_20_Link">Moodle for Free</text:a><text:span text:style-name="T14"> </text:span><text:span text:style-name="T12">for up to 50 users.</text:span></text:p>
      <text:list xml:id="list5748154028105515203" text:style-name="L1">
        <text:list-item>
          <text:p text:style-name="P40"><text:span text:style-name="T12">Otherwise, our MoodleCloud solution, </text:span><text:a xlink:type="simple" xlink:href="https://moodle.com/cloud/school/" text:style-name="Internet_20_link" text:visited-style-name="Visited_20_Internet_20_Link">Moodle for School</text:a><text:span text:style-name="T14"> </text:span><text:span text:style-name="T12">is perfect for multiple classes in K-12 teaching and learning environments.</text:span></text:p>
        </text:list-item>
        <text:list-item>
          <text:p text:style-name="P40"><text:span text:style-name="T12">If you have the technical knowledge, you can </text:span><text:a xlink:type="simple" xlink:href="http://download.moodle.org/" text:style-name="Internet_20_link" text:visited-style-name="Visited_20_Internet_20_Link">download Moodle</text:a><text:span text:style-name="T14"> </text:span><text:span text:style-name="T12">and install it on a server online.</text:span></text:p>
        </text:list-item>
      </text:list>
      <text:p text:style-name="P11"/>
      <text:h text:style-name="Heading_20_3" text:outline-level="3">Plugins: <text:span text:style-name="T23">1500+</text:span></text:h>
      <text:p text:style-name="P3"><text:a xlink:type="simple" xlink:href="https://en.wikipedia.org/wiki/Moodle#Plugins" text:style-name="Internet_20_link" text:visited-style-name="Visited_20_Internet_20_Link"><text:span text:style-name="T5">https://en.wikipedia.org/wiki/Moodle#Plugins</text:span></text:a></text:p>
      <text:p text:style-name="P3"><text:span text:style-name="T2">Users can download and install Moodle on a </text:span><text:a xlink:type="simple" xlink:href="https://en.wikipedia.org/wiki/Web_server" text:style-name="Internet_20_link" text:visited-style-name="Visited_20_Internet_20_Link"><text:span text:style-name="T6">Web server</text:span></text:a></text:p>
      <text:p text:style-name="P16"/>
      <text:h text:style-name="P44" text:outline-level="3">Developer doc:</text:h>
      <text:p text:style-name="P6"><text:a xlink:type="simple" xlink:href="https://docs.moodle.org/dev/Main_Page" text:style-name="Internet_20_link" text:visited-style-name="Visited_20_Internet_20_Link"><text:span text:style-name="T18">https://docs.moodle.org/dev/Main_Page</text:span></text:a></text:p>
      <text:p text:style-name="P19"/>
      <text:p text:style-name="P21">Moodle and Canvas are a good and obvious option but they are not completely free. After a certain point they ask you to pay to buy added features.</text:p>
      <text:p text:style-name="P9"><text:span text:style-name="T16">100% free of cost</text:span><text:span text:style-name="T9">. </text:span><text:a xlink:type="simple" xlink:href="http://coggno.com/lms/free-training-platform" office:target-frame-name="_blank" xlink:show="new" text:style-name="Internet_20_link" text:visited-style-name="Visited_20_Internet_20_Link"><text:span text:style-name="T11">Free Training Platform – Coggno.com</text:span></text:a></text:p>
      <text:p text:style-name="P31"/>
      <text:p text:style-name="P22">Moodle analy tic using Python as a machine learning backend instead of PHP machine learning.</text:p>
      <text:p text:style-name="P13"><text:a xlink:type="simple" xlink:href="https://docs.moodle.org/dev/Machine_learning_backends" text:style-name="Internet_20_link" text:visited-style-name="Visited_20_Internet_20_Link"><text:span text:style-name="T18">https://docs.moodle.org/dev/Machine_learning_backends</text:span></text:a></text:p>
      <text:p text:style-name="P14"><text:a xlink:type="simple" xlink:href="https://github.com/moodlehq/moodle-mlbackend-python" text:style-name="Internet_20_link" text:visited-style-name="Visited_20_Internet_20_Link"><text:span text:style-name="T18">https://github.com/moodlehq/moodle-mlbackend-python</text:span></text:a></text:p>
      <text:p text:style-name="P7">Python backend is recommended over the PHP as it is able to predict more accurately than the PHP backend and it is faster.</text:p>
      <text:p text:style-name="P8">But no other support for python (django) <text:span text:style-name="T29">with Moodle</text:span> are available. </text:p>
      <text:p text:style-name="P30">Moodle community Forum:</text:p>
      <text:p text:style-name="P24"><text:a xlink:type="simple" xlink:href="https://moodle.org/course/" text:style-name="Internet_20_link" text:visited-style-name="Visited_20_Internet_20_Link"><text:span text:style-name="T22">https://moodle.org/course/</text:span></text:a></text:p>
      <text:p text:style-name="P25"><text:soft-page-break/><text:span text:style-name="T22">Create account for Moodle :</text:span></text:p>
      <text:p text:style-name="P25"><text:a xlink:type="simple" xlink:href="https://moodlecloud.com/app/en/signup/confirmidentity" text:style-name="Internet_20_link" text:visited-style-name="Visited_20_Internet_20_Link"><text:span text:style-name="T22">https://moodlecloud.com/app/en/signup/confirmidentity</text:span></text:a></text:p>
      <text:p text:style-name="P26"><text:span text:style-name="T19">Password: </text:span><text:a xlink:type="simple" xlink:href="mailto:m.z@oneclout" text:style-name="Internet_20_link" text:visited-style-name="Visited_20_Internet_20_Link"><text:span text:style-name="T18">m.z@oneclout</text:span></text:a></text:p>
      <text:p text:style-name="P27"><text:span text:style-name="T18">Site name : oneclout</text:span></text:p>
      <text:p text:style-name="P29"><text:span text:style-name="T18">Site URL : </text:span><text:a xlink:type="simple" xlink:href="https://moodlecloud.com/app/en/portal/remotelogin/oneclout" office:target-frame-name="_blank" xlink:show="new" text:style-name="Internet_20_link" text:visited-style-name="Visited_20_Internet_20_Link"><text:span text:style-name="T40">oneclout.moodlecloud.com</text:span></text:a></text:p>
      <table:table table:name="Table1" table:style-name="Table1">
        <table:table-column table:style-name="Table1.A"/>
        <table:table-column table:style-name="Table1.B"/>
        <table:table-row>
          <table:table-cell table:style-name="Table1.A1" office:value-type="string">
            <text:p text:style-name="P45">Version</text:p>
          </table:table-cell>
          <table:table-cell table:style-name="Table1.A1" office:value-type="string">
            <text:p text:style-name="Table_20_Contents">3.6.2 Free</text:p>
          </table:table-cell>
        </table:table-row>
        <table:table-row>
          <table:table-cell table:style-name="Table1.A1" office:value-type="string">
            <text:p text:style-name="P45">Limits</text:p>
          </table:table-cell>
          <table:table-cell table:style-name="Table1.A1" office:value-type="string">
            <text:p text:style-name="Table_20_Contents">50 users<text:line-break/>200 MB disk space<text:line-break/>10 BigBlueButton users per session</text:p>
          </table:table-cell>
        </table:table-row>
      </table:table>
      <text:p text:style-name="P29"><text:span text:style-name="T40"/></text:p>
      <text:p text:style-name="P27"><text:span text:style-name="Strong_20_Emphasis"><text:span text:style-name="T39">Based on the information you've given us, we have matched you to this Moodle Partner:</text:span></text:span></text:p>
      <text:p text:style-name="P27"><text:span text:style-name="Strong_20_Emphasis"><text:span text:style-name="T37">3i Logic</text:span></text:span></text:p>
      <text:p text:style-name="P42">Office 307, Horizon Tower Clifton Block 3, Karachi Pakistan</text:p>
      <text:p text:style-name="P28"><text:a xlink:type="simple" xlink:href="https://moodlecloud.com/app/en/portal/view/oneclout/support" text:style-name="Internet_20_link" text:visited-style-name="Visited_20_Internet_20_Link"><text:span text:style-name="T18">https://moodlecloud.com/app/en/portal/view/oneclout/support</text:span></text:a></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pan text:style-name="T18"/></text:p>
      <text:p text:style-name="P28"><text:soft-page-break/><text:span text:style-name="T18"/></text:p>
      <text:p text:style-name="P28"><text:span text:style-name="T18"/></text:p>
      <text:p text:style-name="P28"><text:span text:style-name="T18"/></text:p>
      <text:p text:style-name="P28"><text:span text:style-name="T18"/></text:p>
      <text:p text:style-name="P28"><text:span text:style-name="T18"/></text:p>
      <text:p text:style-name="P12"><text:span text:style-name="T3">Following are the top </text:span><text:span text:style-name="T4">CMSes based on the Django framework</text:span><text:span text:style-name="T3">:</text:span></text:p>
      <text:p text:style-name="P8"><text:a xlink:type="simple" xlink:href="http://mezzanine.jupo.org/" office:target-frame-name="_blank" xlink:show="new" text:style-name="Internet_20_link" text:visited-style-name="Visited_20_Internet_20_Link"><text:span text:style-name="T27">Mezzanine</text:span></text:a><text:span text:style-name="T24"> - A powerful, consistent, and flexible Python based content management platform . Built using the Django framework, Mezzanine provides a simple yet highly extensible architecture that encourages diving in and hacking on the code. Mezzanine is BSD licensed and supported by a diverse and active community. Mezzanine resembles tools such as WordPress that provide an intuitive interface for managing pages, blog posts, form data, store products, and other types of content. But Mezzanine is also different. Mezzanine provide support for PostgreSQL database and released under BSD license.</text:span></text:p>
      <text:p text:style-name="P4"><text:a xlink:type="simple" xlink:href="http://www.django-cms.org/en/" office:target-frame-name="_blank" xlink:show="new" text:style-name="Internet_20_link" text:visited-style-name="Visited_20_Internet_20_Link"><text:span text:style-name="T10">Django-CMS</text:span></text:a><text:span text:style-name="T7"> - An easy-to-use Python based CMS for content editors and developer-friendly. it’s an open source enterprise content management system based on the django framework. With django CMS you can easily integrate your existing Django Apps. You can also easily define editable areas, called placeholders, in your templates which you fill with many different so called CMS content plugins. Django-cms provide support for many databases such as PostgreSQL, MySQL, SQLite 3 and Oracle.</text:span></text:p>
      <text:p text:style-name="P32"/>
      <text:p text:style-name="P8"><text:a xlink:type="simple" xlink:href="https://moinmo.in/" office:target-frame-name="_blank" xlink:show="new" text:style-name="Internet_20_link" text:visited-style-name="Visited_20_Internet_20_Link"><text:span text:style-name="T26">MoinMoin</text:span></text:a><text:span text:style-name="T24"> - An advanced, easy to use and extensible WikiEngine with a large community of users. MoinMoin's storage mechanism is based on flat files and folders, rather than a database. This makes it easy to manipulate the content in a text editor on the server if necessary, including managing revisions if the wiki gets attacked by spammers.</text:span></text:p>
      <text:p text:style-name="P4"><text:a xlink:type="simple" xlink:href="https://plone.org/" office:target-frame-name="_blank" xlink:show="new" text:style-name="Internet_20_link" text:visited-style-name="Visited_20_Internet_20_Link"><text:span text:style-name="T10">Plone</text:span></text:a><text:span text:style-name="T7"> - A free and open source content management system built on top of the Zope application server. it is a Python-based CMS known as a "Enterprise CMS" and is most commonly used for intranets and as part of the web presence of large organizations.</text:span></text:p>
      <text:p text:style-name="P4"><text:a xlink:type="simple" xlink:href="http://pinaxproject.com/" office:target-frame-name="_blank" xlink:show="new" text:style-name="Internet_20_link" text:visited-style-name="Visited_20_Internet_20_Link"><text:span text:style-name="T10">Pinax</text:span></text:a><text:span text:style-name="T7"> - An open-source CMS built on the Django Web Framework. By integrating numerous reusable Django apps and providing starter projects and infrastructure tools, Pinax takes care of the things that many sites have in common so you can focus on what makes your site different.</text:span></text:p>
      <text:p text:style-name="P32"/>
      <text:p text:style-name="P8"><text:soft-page-break/><text:a xlink:type="simple" xlink:href="http://orangoo.com/skeletonz/" office:target-frame-name="_blank" xlink:show="new" text:style-name="Internet_20_link" text:visited-style-name="Visited_20_Internet_20_Link"><text:span text:style-name="T26">Skeletonz CMS</text:span></text:a><text:span text:style-name="T24"> - A Python based content management system. It differs from others by being simple, but yet very powerful and extensible. If you need a simple system that you and your users are going love then Skeletonz might be the solution you are looking for! The system is open source and released under GNU GPL.</text:span></text:p>
      <text:p text:style-name="P4"><text:a xlink:type="simple" xlink:href="http://quokkaproject.org/" office:target-frame-name="_blank" xlink:show="new" text:style-name="Internet_20_link" text:visited-style-name="Visited_20_Internet_20_Link"><text:span text:style-name="T10">quokka</text:span></text:a><text:span text:style-name="T7"> - A flexible content management system powered by Python, Flask and MongoDB. You can use Quokka CMS to publish a blog, a web portal, intranet, document management system and you can install existing quokka-modules such as quokka-cart to create an e-commerce app or you can easily create a new quokka-module to fit your needs.</text:span></text:p>
      <text:p text:style-name="P32"/>
      <text:p text:style-name="P8"><text:a xlink:type="simple" xlink:href="http://kotti.pylonsproject.org/" office:target-frame-name="_blank" xlink:show="new" text:style-name="Internet_20_link" text:visited-style-name="Visited_20_Internet_20_Link"><text:span text:style-name="T26">Kotti </text:span></text:a><text:span text:style-name="T24">- A Python web application framework that includes full-featured, user-friendly, light-weight and extensible Content Management System solution named the Kotti CMS. It is used to develop rich CMS-like applications that have most important features like workflows, security protection, work with hierarchical data, etc. All additional features are provided by add-ons.</text:span></text:p>
      <text:p text:style-name="P4"><text:a xlink:type="simple" xlink:href="https://wagtail.io/" office:target-frame-name="_blank" xlink:show="new" text:style-name="Internet_20_link" text:visited-style-name="Visited_20_Internet_20_Link"><text:span text:style-name="T10">Wagtail</text:span></text:a><text:span text:style-name="T7"> - A fast, powerful and elegant Django-based CMS, open sourced under the BSD license. It is designed to offer an unrivalled user experience to site editors, with lightning fast page loads and a slick, responsive UI. At the same time it was built for developers, by developers - Wagtail leverages the power of the Django stack and can be endlessly extended and customised to accommodate the most complex functionality and ambitious designs.</text:span></text:p>
      <text:p text:style-name="P32"/>
      <text:p text:style-name="P8"><text:a xlink:type="simple" xlink:href="http://cms.nive.co/website/root.html" office:target-frame-name="_blank" xlink:show="new" text:style-name="Internet_20_link" text:visited-style-name="Visited_20_Internet_20_Link"><text:span text:style-name="T26">Nive CMS</text:span></text:a><text:span text:style-name="T25"> - A new, out-of-the-box open source content management system based on Python and the pyramid web framework. The CMS comes with everything needed to set up a simple website: a default design with templates, a set of basic content elements and an included webserver. No Python knowledge is required to get started.</text:span></text:p>
      <text:p text:style-name="P5"><text:a xlink:type="simple" xlink:href="http://pyplate.com/" office:target-frame-name="_blank" xlink:show="new" text:style-name="Internet_20_link" text:visited-style-name="Visited_20_Internet_20_Link"><text:span text:style-name="T10">Pyplate</text:span></text:a><text:span text:style-name="T7"> - A lightweight Content Management System written in Python. Pyplate was developed on a Raspberry Pi, so it had to be efficient and compact. I</text:span><text:span text:style-name="T8">Nive CMS - A new, out-of-the-box open source content management system based on Python and the pyramid web framework. The CMS comes with everything needed to set up a simple website: a default design with templates, a set of basic content elements and an included webserver. No Python knowledge is required to get started.</text:span></text:p>
      <text:p text:style-name="P41"/>
      <text:p text:style-name="P4"><text:a xlink:type="simple" xlink:href="https://github.com/Opentaste/bombolone" office:target-frame-name="_blank" xlink:show="new" text:style-name="Internet_20_link" text:visited-style-name="Visited_20_Internet_20_Link"><text:span text:style-name="T10">Bombolone</text:span></text:a><text:span text:style-name="T7"> - A tasty Content Management System for Python based on Flask, MongoDB, AngularJS, Sass and Bootstrap. It's designed to be a simple, flexible toolset for projects of any size.</text:span></text:p>
      <text:p text:style-name="P33"><text:soft-page-break/>Tasks:</text:p>
      <text:list xml:id="list823785462241838462" text:style-name="L2">
        <text:list-item>
          <text:p text:style-name="P34">Create documentation about the website and how it is set up. A summary for a layman</text:p>
        </text:list-item>
        <text:list-item>
          <text:p text:style-name="P35"><text:span text:style-name="T21">M</text:span><text:span text:style-name="T20">ore detailed information for another programmer or web developer, </text:span>, such as yourself. This could be a reference document which includes a section for tracking changes</text:p>
        </text:list-item>
        <text:list-item>
          <text:p text:style-name="P20">Notification email to sheri.clish@a3uav.com when someone registers </text:p>
        </text:list-item>
        <text:list-item>
          <text:p text:style-name="P20">Main page (uavpilottraining.a3uav.com) - these<text:span text:style-name="T41">(9)</text:span> <text:s/>changes are for mobile phone and computer view</text:p>
        </text:list-item>
        <text:list-item>
          <text:p text:style-name="P20">Django Issue - <text:span text:style-name="T30">some applicants have told me that when they register they get the email with the authentication code, then as soon as they enter it, the site crashes for them</text:span></text:p>
        </text:list-item>
        <text:list-item>
          <text:p text:style-name="P36"><text:span text:style-name="T20">Moodle</text:span><text:span text:style-name="T31"> :</text:span></text:p>
          <text:p text:style-name="P36"><text:span text:style-name="T32">a) </text:span><text:span text:style-name="T31">Graphical elements - do you have any graphic design people?</text:span></text:p>
        </text:list-item>
      </text:list>
      <text:list xml:id="list73354494044959369" text:style-name="L3">
        <text:list-header>
          <text:p text:style-name="P37"><text:span text:style-name="T32">b) </text:span><text:span text:style-name="T36">Explain how to change announcement, so I can make changes in the future.</text:span></text:p>
          <text:p text:style-name="P37"><text:span text:style-name="T33">c) </text:span><text:span text:style-name="T32">Make sure that someone can navigate to buying additional courses from within the moodle view</text:span></text:p>
          <text:p text:style-name="P38"><text:span text:style-name="T32">d</text:span><text:span text:style-name="T34">) </text:span><text:span text:style-name="T30">Provide recommendations for simplifying and streamlining the student user experience</text:span></text:p>
          <text:p text:style-name="P39"><text:span text:style-name="T42">e) </text:span>Moodle Course Development Issues:</text:p>
          <text:list>
            <text:list-item>
              <text:p text:style-name="P39">I'd like to work with <text:span text:style-name="T44">H5P plugin</text:span> to make the course material look more professional. I'm having issues with it though: it is restricted by upload limitations built into the site. I think the <text:span text:style-name="T44">Django settings restrict the max upload</text:span>, someone mentioned the php settings might be too low. <text:span text:style-name="T44">Mitchell said he set it this way to maintain django security integrity.</text:span> If you have other recommendations for plugins that will work more effectively for implementing my course material please let me know. </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arial" svg:font-family="arial, sans-serif"/>
    <style:font-face style:name="open sans" svg:font-family="'open sans', 'helvetica neue', Helvetica, Arial, sans-serif"/>
    <style:font-face style:name="q serif" svg:font-family="'q serif', Georgia, Times, 'Times New Roman', 'Hiragino Kaku Gothic Pro', Meiryo, 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1:52:38.383103943</meta:creation-date>
    <dc:date>2019-02-13T19:02:50.633716930</dc:date>
    <meta:editing-duration>PT15H25M16S</meta:editing-duration>
    <meta:editing-cycles>73</meta:editing-cycles>
    <meta:generator>LibreOffice/5.1.4.2$Linux_X86_64 LibreOffice_project/10m0$Build-2</meta:generator>
    <meta:document-statistic meta:table-count="1" meta:image-count="0" meta:object-count="0" meta:page-count="5" meta:paragraph-count="62" meta:word-count="1229" meta:character-count="7876" meta:non-whitespace-character-count="6711"/>
  </office:meta>
</office:document-meta>
</file>